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LAIMS</text:p>
          </table:table-cell>
          <table:covered-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set</text:p>
          </table:table-cell>
          <table:table-cell table:style-name="ce1"/>
          <table:table-cell table:style-name="ce4" office:value-type="string" calcext:value-type="string">
            <text:p>Pytorch embeddings</text:p>
          </table:table-cell>
          <table:table-cell/>
          <table:table-cell office:value-type="string" calcext:value-type="string">
            <text:p>Pre-trained Embedding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6">
            <text:p>Parameters</text:p>
          </table:table-cell>
          <table:table-cell table:style-name="ce3" office:value-type="string" calcext:value-type="string" table:number-columns-spanned="1" table:number-rows-spanned="2">
            <text:p>Golden (400 count)</text:p>
          </table:table-cell>
          <table:table-cell office:value-type="string" calcext:value-type="string">
            <text:p>Accuracy:</text:p>
          </table:table-cell>
          <table:table-cell table:formula="of:=AVERAGE(0.812; 0.844; 0.812)" office:value-type="float" office:value="0.822666666666667" calcext:value-type="float">
            <text:p>0.822666666666667</text:p>
          </table:table-cell>
          <table:table-cell/>
          <table:table-cell table:formula="of:=AVERAGE(0.75; 0.656; 0.719)" office:value-type="float" office:value="0.708333333333333" calcext:value-type="float">
            <text:p>0.70833333333333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1:</text:p>
          </table:table-cell>
          <table:table-cell table:formula="of:=AVERAGE(0.897; 0.897; 0.915)" office:value-type="float" office:value="0.903" calcext:value-type="float">
            <text:p>0.903</text:p>
          </table:table-cell>
          <table:table-cell/>
          <table:table-cell table:formula="of:=AVERAGE(0.857; 0.792; 0.836)" office:value-type="float" office:value="0.828333333333333" calcext:value-type="float">
            <text:p>0.828333333333333</text:p>
          </table:table-cell>
          <table:table-cell table:number-columns-repeated="2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2">
            <text:p>Whole Dataset (2000 ct)</text:p>
          </table:table-cell>
          <table:table-cell office:value-type="string" calcext:value-type="string">
            <text:p>Accuracy:</text:p>
          </table:table-cell>
          <table:table-cell table:formula="of:=AVERAGE(0.761)" office:value-type="float" office:value="0.761" calcext:value-type="float">
            <text:p>0.761</text:p>
          </table:table-cell>
          <table:table-cell/>
          <table:table-cell table:formula="of:=AVERAGE(0.667; 0.695; 0.648)"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1:</text:p>
          </table:table-cell>
          <table:table-cell table:formula="of:=AVERAGE(0.863)" office:value-type="float" office:value="0.863" calcext:value-type="float">
            <text:p>0.863</text:p>
          </table:table-cell>
          <table:table-cell/>
          <table:table-cell table:formula="of:=AVERAGE(0.8; 0.819; 0.787)" office:value-type="float" office:value="0.802" calcext:value-type="float">
            <text:p>0.802</text:p>
          </table:table-cell>
          <table:table-cell table:number-columns-repeated="2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1:48:12.637139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5:54:41.500715462</meta:creation-date>
    <dc:date>2018-08-07T16:34:27.325338707</dc:date>
    <meta:editing-duration>PT2H55M28S</meta:editing-duration>
    <meta:editing-cycles>2</meta:editing-cycles>
    <meta:generator>LibreOffice/6.0.3.2$Linux_X86_64 LibreOffice_project/00m0$Build-2</meta:generator>
    <meta:document-statistic meta:table-count="1" meta:cell-count="19" meta:object-count="0"/>
  </office:meta>
</office:document-meta>
</file>